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2" fo:font-size="12pt" officeooo:paragraph-rsid="0029fb41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9fb41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2" fo:font-size="11pt" fo:language="fr" fo:country="B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2" fo:font-size="11pt" officeooo:paragraph-rsid="0029fb41" style:font-size-asian="11pt" style:font-size-complex="11pt"/>
    </style:style>
    <style:style style:name="P6" style:family="paragraph" style:parent-style-name="Standard">
      <style:text-properties officeooo:paragraph-rsid="0029fb41"/>
    </style:style>
    <style:style style:name="P7" style:family="paragraph" style:parent-style-name="UrbanBody_20_">
      <style:text-properties style:font-name="Arial2" fo:font-size="11pt" fo:letter-spacing="-0.005cm" style:font-size-asian="11pt" style:font-size-complex="11pt"/>
    </style:style>
    <style:style style:name="P8" style:family="paragraph" style:parent-style-name="UrbanBody_20_">
      <style:text-properties style:font-name="Arial2" fo:font-size="11pt" style:font-size-asian="11pt" style:font-size-complex="11pt"/>
    </style:style>
    <style:style style:name="P9" style:family="paragraph" style:parent-style-name="UrbanBody_20_">
      <style:text-properties style:font-name="Arial2" fo:font-size="11pt" style:font-size-asian="9.60000038146973pt" style:font-size-complex="11pt"/>
    </style:style>
    <style:style style:name="P10" style:family="paragraph" style:parent-style-name="UrbanTitle">
      <style:text-properties style:font-name="Arial2" style:text-underline-style="none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29fb41" style:font-size-asian="10pt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2"/>
    </style:style>
    <style:style style:name="T5" style:family="text">
      <style:text-properties fo:letter-spacing="-0.005cm" fo:language="zxx" fo:country="none" fo:font-weight="normal" style:language-asian="zxx" style:country-asian="none" style:font-weight-asian="normal" style:font-name-complex="Times New Roman1" style:font-weight-complex="normal"/>
    </style:style>
    <style:style style:name="T6" style:family="text">
      <style:text-properties fo:letter-spacing="-0.005cm" fo:language="zxx" fo:country="none" fo:font-weight="normal" officeooo:rsid="00255c26" style:language-asian="zxx" style:country-asian="none" style:font-weight-asian="normal" style:font-name-complex="Times New Roman1" style:font-weight-complex="normal"/>
    </style:style>
    <style:style style:name="T7" style:family="text">
      <style:text-properties fo:color="#ce181e" fo:font-weight="bold" fo:background-color="#fff200" loext:char-shading-value="0" style:font-weight-asian="bold" style:font-weight-complex="bold"/>
    </style:style>
    <style:style style:name="T8" style:family="text">
      <style:text-properties fo:color="#ce181e" fo:font-weight="bold" officeooo:rsid="00255c26" fo:background-color="#fff200" loext:char-shading-value="0" style:font-weight-asian="bold" style:font-weight-complex="bold"/>
    </style:style>
    <style:style style:name="T9" style:family="text">
      <style:text-properties fo:color="#ce181e" style:font-name="Arial2" fo:font-size="11pt" fo:language="fr" fo:country="BE" fo:font-weight="bold" fo:background-color="#fff200" loext:char-shading-value="0" style:font-size-asian="11pt" style:font-weight-asian="bold" style:font-size-complex="11pt" style:font-weight-complex="bold"/>
    </style:style>
    <style:style style:name="T10" style:family="text">
      <style:text-properties fo:color="#ce181e" style:font-name="Arial2" fo:font-size="11pt" fo:language="fr" fo:country="BE" fo:font-weight="bold" officeooo:rsid="00255c26" fo:background-color="#fff200" loext:char-shading-value="0" style:font-size-asian="11pt" style:font-weight-asian="bold" style:font-size-complex="11pt" style:font-weight-complex="bold"/>
    </style:style>
    <style:style style:name="T11" style:family="text">
      <style:text-properties officeooo:rsid="0026c8c5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6" style:family="text">
      <style:text-properties officeooo:rsid="002b6989"/>
    </style:style>
    <style:style style:name="T17" style:family="text">
      <style:text-properties style:font-name="Arial2" fo:font-size="11pt" fo:language="fr" fo:country="BE" style:font-size-asian="11pt" style:font-size-complex="11pt"/>
    </style:style>
    <style:style style:name="T18" style:family="text">
      <style:text-properties style:font-name="Arial2" fo:font-size="11pt" fo:language="fr" fo:country="BE" officeooo:rsid="002b6989" style:font-size-asian="11pt" style:font-size-complex="11pt"/>
    </style:style>
    <style:style style:name="T19" style:family="text">
      <style:text-properties style:font-name="Arial2" fo:font-size="11pt" fo:language="fr" fo:country="BE" fo:font-weight="bold" style:font-size-asian="11pt" style:font-weight-asian="bold" style:font-size-complex="11pt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<text:span text:style-name="T23">do text</text:span></text:p><text:p text:style-name="P13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10">Déclaration environnementale :</text:p>
      <text:p text:style-name="P10">Demande de paiement</text:p>
      <text:p text:style-name="P9"/>
      <text:p text:style-name="P8"/>
      <text:p text:style-name="P8"/>
      <text:p text:style-name="P8"><office:annotation><dc:creator>Gauthier Bastien</dc:creator><dc:date>2011-02-16T16:12:24</dc:date><text:p text:style-name="P13"><text:span text:style-name="T22">do text if</text:span><text:span text:style-name="T21">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20">do text if</text:span><text:span text:style-name="T21">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8"><text:span text:style-name="T4">Conformément au r</text:span><text:span text:style-name="T5">èglement du Conseil communal instaurant une redevance pour l’instruction des demandes de permis d’environnement, de permis uniques et des déclarations introduites en application du décret du </text:span><text:span text:style-name="T6">11 mars 1999</text:span><text:span text:style-name="T5"> relatif au permis d’environnement – Instruction d’une déclaration.</text:span></text:p>
      <text:p text:style-name="P8"/>
      <text:p text:style-name="P12"><text:span text:style-name="T17">Nous vous invitons, en vertu du règlement défini en objet, à verser la somme de </text:span><text:span text:style-name="T10">xx</text:span><text:span text:style-name="T9">€</text:span><text:span text:style-name="T19"> </text:span><text:span text:style-name="T17">au compte n° </text:span><text:span text:style-name="T10">xxx</text:span><text:span text:style-name="T19"> (IBAN : </text:span><text:span text:style-name="T10">xxx</text:span><text:span text:style-name="T19"> – BIC : </text:span><text:span text:style-name="T10">xxx</text:span><text:span text:style-name="T19">) </text:span><text:span text:style-name="T17">ouvert au nom de la </text:span><text:span text:style-name="T18">commune</text:span><text:span text:style-name="T17"> de </text:span><text:span text:style-name="T17"><text:text-input text:description="">tool.getCityName()</text:text-input></text:span><text:span text:style-name="T17">.</text:span></text:p>
      <text:p text:style-name="P4"/>
      <text:p text:style-name="P4"><text:span text:style-name="T11">Veuillez</text:span> mentionner en communication le n° de dossier : <text:text-input text:description="Permis de bâtir-Référence">self.getReference()</text:text-input>.</text:p>
      <text:p text:style-name="P8"/>
      <text:p text:style-name="P8"/>
      <text:p text:style-name="P8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2" fo:font-family="Arial" style:font-family-generic="swiss" style:font-pitch="variable" style:font-name-asian="Times New Roman1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1:00:36.888582859</dc:date>
    <dc:language>fr-FR</dc:language>
    <meta:editing-cycles>86</meta:editing-cycles>
    <meta:editing-duration>P1DT8H14M30S</meta:editing-duration>
    <meta:document-statistic meta:table-count="1" meta:image-count="0" meta:object-count="0" meta:page-count="1" meta:paragraph-count="15" meta:word-count="139" meta:character-count="1101" meta:non-whitespace-character-count="996"/>
    <meta:user-defined meta:name="Info 1"/>
    <meta:user-defined meta:name="Info 2"/>
    <meta:user-defined meta:name="Info 3"/>
    <meta:user-defined meta:name="Info 4"/>
  </office:meta>
</office:document-meta>
</file>